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7.3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63.3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 style:data-style-name="N12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04">
      <style:text-properties fo:font-style="italic" style:font-style-asian="italic" style:font-style-complex="italic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/>
    </style:style>
    <style:style style:name="ce28" style:family="table-cell" style:parent-style-name="Default">
      <style:table-cell-properties fo:background-color="#eeeeee"/>
      <style:text-properties style:use-window-font-color="true"/>
    </style:style>
    <style:style style:name="ce30" style:family="table-cell" style:parent-style-name="Default" style:data-style-name="N104"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ackground-color="#fff2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4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04">
      <style:table-cell-properties fo:background-color="transparent"/>
    </style:style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104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200"/>
    </style:style>
    <style:style style:name="ce72" style:family="table-cell" style:parent-style-name="Default" style:data-style-name="N122"/>
    <style:style style:name="ce73" style:family="table-cell" style:parent-style-name="Default" style:data-style-name="N104">
      <style:text-properties fo:font-weight="bold" style:font-weight-asian="bold" style:font-weight-complex="bold"/>
    </style:style>
    <style:style style:name="ce74" style:family="table-cell" style:parent-style-name="Default" style:data-style-name="N122">
      <style:text-properties fo:font-weight="normal" style:font-weight-asian="normal" style:font-weight-complex="normal"/>
    </style:style>
    <style:style style:name="ce75" style:family="table-cell" style:parent-style-name="Default" style:data-style-name="N104">
      <style:text-properties fo:font-style="italic" style:font-style-asian="italic" style:font-style-complex="italic"/>
    </style:style>
    <style:style style:name="ce76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ackground-color="#eeeeee"/>
      <style:text-properties style:use-window-font-color="true"/>
    </style:style>
    <style:style style:name="ce78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eeeeee"/>
    </style:style>
    <style:style style:name="ce80" style:family="table-cell" style:parent-style-name="Default" style:data-style-name="N104">
      <style:table-cell-properties fo:background-color="#fff200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ackground-color="transparent"/>
      <style:text-properties style:use-window-font-color="true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104">
      <style:table-cell-properties fo:background-color="transparent"/>
    </style:style>
    <style:style style:name="ce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61" table:formula="of:=MID(CELL(&quot;filename&quot;);FIND(&quot;#$&quot;;CELL(&quot;filename&quot;))+2;LEN(CELL(&quot;filename&quot;)))" office:value-type="string" office:string-value="CRW" calcext:value-type="string">
            <text:p>CRW</text:p>
          </table:table-cell>
          <table:table-cell table:style-name="ce67" office:value-type="string" calcext:value-type="string" table:number-columns-spanned="3" table:number-rows-spanned="1">
            <text:p>Yellow need adjust for current da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ock Time in Second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H blocks/rewards</text:p>
          </table:table-cell>
          <table:table-cell table:formula="of:=(24*60*60)/[.B3]" office:value-type="float" office:value="1440" calcext:value-type="float">
            <text:p>1440</text:p>
          </table:table-cell>
          <table:table-cell table:number-columns-repeated="1022"/>
        </table:table-row>
        <table:table-row table:style-name="ro1">
          <table:table-cell table:formula="of:=&quot;Current &quot;&amp; [.$A$1] &amp; &quot; price&quot;" office:value-type="string" office:string-value="Current CRW price" calcext:value-type="string">
            <text:p>Current CRW price</text:p>
          </table:table-cell>
          <table:table-cell table:style-name="ce68" office:value-type="currency" office:currency="USD" office:value="0.4" calcext:value-type="currency">
            <text:p>$0.4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Master Node Data</text:p>
          </table:table-cell>
          <table:table-cell table:style-name="ce69" office:value-type="string" calcext:value-type="string">
            <text:p>Masternode</text:p>
          </table:table-cell>
          <table:table-cell table:style-name="ce69" office:value-type="string" calcext:value-type="string">
            <text:p>Systemnode</text:p>
          </table:table-cell>
          <table:table-cell table:style-name="ce78" office:value-type="string" calcext:value-type="string">
            <text:p>Total</text:p>
          </table:table-cell>
          <table:table-cell table:style-name="ce6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N lock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N reward</text:p>
          </table:table-cell>
          <table:table-cell table:style-name="ce70" office:value-type="float" office:value="2.25" calcext:value-type="float">
            <text:p>2.25</text:p>
          </table:table-cell>
          <table:table-cell table:style-name="ce71" office:value-type="float" office:value="0.45" calcext:value-type="float">
            <text:p>0.45</text:p>
          </table:table-cell>
          <table:table-cell table:formula="of:=SUM([.B10:.C10])" office:value-type="float" office:value="2.7" calcext:value-type="float">
            <text:p>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MN count total</text:p>
          </table:table-cell>
          <table:table-cell table:style-name="ce71" office:value-type="float" office:value="1210" calcext:value-type="float">
            <text:p>1210</text:p>
          </table:table-cell>
          <table:table-cell table:style-name="ce71" office:value-type="float" office:value="2523" calcext:value-type="float">
            <text:p>2523</text:p>
          </table:table-cell>
          <table:table-cell table:formula="of:=SUM([.B11:.C11])" office:value-type="float" office:value="3733" calcext:value-type="float">
            <text:p>3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r MN count as part of total running masternodes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12:.C1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r additional MN count, not part of a total yet (will give an estimate for reward change based on MN total)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13:.C1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B14:.C1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h reward for each MN</text:p>
          </table:table-cell>
          <table:table-cell table:style-name="ce72" table:formula="of:=([.$B$4]*[.B$10])/([.B11]+[.B13])" office:value-type="float" office:value="2.67768595041322" calcext:value-type="float">
            <text:p>2.67768595</text:p>
          </table:table-cell>
          <table:table-cell table:style-name="ce72" table:formula="of:=([.$B$4]*[.C$10])/([.C11]+[.C13])" office:value-type="float" office:value="0.256837098692033" calcext:value-type="float">
            <text:p>0.25683710</text:p>
          </table:table-cell>
          <table:table-cell table:style-name="ce72" table:formula="of:=SUM([.B15:.C15])" office:value-type="float" office:value="2.93452304910526" calcext:value-type="float">
            <text:p>2.9345230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4h profit for each MN</text:p>
          </table:table-cell>
          <table:table-cell table:style-name="ce73" table:formula="of:=[.B15]*[.$B$5]" office:value-type="currency" office:currency="USD" office:value="1.07107438016529" calcext:value-type="currency">
            <text:p>$1.07</text:p>
          </table:table-cell>
          <table:table-cell table:style-name="ce73" table:formula="of:=[.C15]*[.$B$5]" office:value-type="currency" office:currency="USD" office:value="0.102734839476813" calcext:value-type="currency">
            <text:p>$0.10</text:p>
          </table:table-cell>
          <table:table-cell table:style-name="ce73" table:formula="of:=SUM([.B16:.C16])" office:value-type="currency" office:currency="USD" office:value="1.1738092196421" calcext:value-type="currency">
            <text:p>$1.17</text:p>
          </table:table-cell>
          <table:table-cell table:style-name="ce63" table:number-columns-repeated="1020"/>
        </table:table-row>
        <table:table-row table:style-name="ro1">
          <table:table-cell office:value-type="string" calcext:value-type="string">
            <text:p>Monthly reward for each MN</text:p>
          </table:table-cell>
          <table:table-cell table:style-name="ce72" table:formula="of:=[.B15]*30" office:value-type="float" office:value="80.3305785123967" calcext:value-type="float">
            <text:p>80.33057851</text:p>
          </table:table-cell>
          <table:table-cell table:style-name="ce72" table:formula="of:=[.C15]*30" office:value-type="float" office:value="7.705112960761" calcext:value-type="float">
            <text:p>7.70511296</text:p>
          </table:table-cell>
          <table:table-cell table:style-name="ce72" table:formula="of:=SUM([.B17:.C17])" office:value-type="float" office:value="88.0356914731577" calcext:value-type="float">
            <text:p>88.03569147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Monthly profit for each MN</text:p>
          </table:table-cell>
          <table:table-cell table:style-name="ce73" table:formula="of:=[.B17]*[.$B$5]" office:value-type="currency" office:currency="USD" office:value="32.1322314049587" calcext:value-type="currency">
            <text:p>$32.13</text:p>
          </table:table-cell>
          <table:table-cell table:style-name="ce73" table:formula="of:=[.C17]*[.$B$5]" office:value-type="currency" office:currency="USD" office:value="3.0820451843044" calcext:value-type="currency">
            <text:p>$3.08</text:p>
          </table:table-cell>
          <table:table-cell table:style-name="ce73" table:formula="of:=SUM([.B18:.C18])" office:value-type="currency" office:currency="USD" office:value="35.2142765892631" calcext:value-type="currency">
            <text:p>$35.21</text:p>
          </table:table-cell>
          <table:table-cell table:style-name="ce63" table:number-columns-repeated="1020"/>
        </table:table-row>
        <table:table-row table:style-name="ro1">
          <table:table-cell table:number-columns-repeated="3"/>
          <table:table-cell table:formula="of:=SUM([.B19: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B20:.C2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24h reward for your MN</text:p>
          </table:table-cell>
          <table:table-cell table:style-name="ce74" table:formula="of:=[.B15]*([.B12]+[.B13])" office:value-type="float" office:value="0" calcext:value-type="float">
            <text:p>0.00000000</text:p>
          </table:table-cell>
          <table:table-cell table:style-name="ce74" table:formula="of:=[.C15]*([.C12]+[.C13])" office:value-type="float" office:value="0" calcext:value-type="float">
            <text:p>0.00000000</text:p>
          </table:table-cell>
          <table:table-cell table:style-name="ce72" table:formula="of:=SUM([.B21:.C21])" office:value-type="float" office:value="0" calcext:value-type="float">
            <text:p>0.00000000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4h profit for your MN</text:p>
          </table:table-cell>
          <table:table-cell table:style-name="ce73" table:formula="of:=[.B21]*[.$B$5]" office:value-type="currency" office:currency="USD" office:value="0" calcext:value-type="currency">
            <text:p>$0.00</text:p>
          </table:table-cell>
          <table:table-cell table:style-name="ce73" table:formula="of:=[.C21]*[.$B$5]" office:value-type="currency" office:currency="USD" office:value="0" calcext:value-type="currency">
            <text:p>$0.00</text:p>
          </table:table-cell>
          <table:table-cell table:style-name="ce73" table:formula="of:=SUM([.B22:.C22])" office:value-type="currency" office:currency="USD" office:value="0" calcext:value-type="currency">
            <text:p>$0.00</text:p>
          </table:table-cell>
          <table:table-cell table:style-name="ce63" table:number-columns-repeated="1020"/>
        </table:table-row>
        <table:table-row table:style-name="ro1">
          <table:table-cell table:style-name="ce64" office:value-type="string" calcext:value-type="string">
            <text:p>Monthly reward for your MN</text:p>
          </table:table-cell>
          <table:table-cell table:style-name="ce74" table:formula="of:=[.B17]*([.B12]+[.B13])" office:value-type="float" office:value="0" calcext:value-type="float">
            <text:p>0.00000000</text:p>
          </table:table-cell>
          <table:table-cell table:style-name="ce74" table:formula="of:=[.C17]*([.C12]+[.C13])" office:value-type="float" office:value="0" calcext:value-type="float">
            <text:p>0.00000000</text:p>
          </table:table-cell>
          <table:table-cell table:style-name="ce72" table:formula="of:=SUM([.B23:.C23])" office:value-type="float" office:value="0" calcext:value-type="float">
            <text:p>0.00000000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Monthly profit for your MN</text:p>
          </table:table-cell>
          <table:table-cell table:style-name="ce73" table:formula="of:=[.B23]*[.$B$5]" office:value-type="currency" office:currency="USD" office:value="0" calcext:value-type="currency">
            <text:p>$0.00</text:p>
          </table:table-cell>
          <table:table-cell table:style-name="ce73" table:formula="of:=[.C23]*[.$B$5]" office:value-type="currency" office:currency="USD" office:value="0" calcext:value-type="currency">
            <text:p>$0.00</text:p>
          </table:table-cell>
          <table:table-cell table:style-name="ce73" table:formula="of:=SUM([.B24:.C24])" office:value-type="currency" office:currency="USD" office:value="0" calcext:value-type="currency">
            <text:p>$0.00</text:p>
          </table:table-cell>
          <table:table-cell table:style-name="ce6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Each MN worth</text:p>
          </table:table-cell>
          <table:table-cell table:style-name="ce75" table:formula="of:=[.$B$5]*[.B9]" office:value-type="currency" office:currency="USD" office:value="4000" calcext:value-type="currency">
            <text:p>$4,000.00</text:p>
          </table:table-cell>
          <table:table-cell table:style-name="ce75" table:formula="of:=[.$B$5]*[.C9]" office:value-type="currency" office:currency="USD" office:value="200" calcext:value-type="currency">
            <text:p>$200.00</text:p>
          </table:table-cell>
          <table:table-cell table:style-name="ce75"/>
          <table:table-cell table:style-name="ce76"/>
          <table:table-cell table:number-columns-repeated="1019"/>
        </table:table-row>
        <table:table-row table:style-name="ro1">
          <table:table-cell table:style-name="ce66" office:value-type="string" calcext:value-type="string">
            <text:p>Your MN worth</text:p>
          </table:table-cell>
          <table:table-cell table:style-name="ce76" table:formula="of:=[.B26]*SUM([.B12:.B13])" office:value-type="currency" office:currency="USD" office:value="0" calcext:value-type="currency">
            <text:p>$0.00</text:p>
          </table:table-cell>
          <table:table-cell table:style-name="ce76" table:formula="of:=[.C26]*SUM([.C12:.C13])" office:value-type="currency" office:currency="USD" office:value="0" calcext:value-type="currency">
            <text:p>$0.00</text:p>
          </table:table-cell>
          <table:table-cell table:style-name="ce76" table:formula="of:=SUM([.B27:.C27])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2" table:formula="of:=&quot;Your Totals (statistical – does not include exchange fees &quot; &amp; [.A1] &amp;&quot; → BTC → USD)&quot;" office:value-type="string" office:string-value="Your Totals (statistical – does not include exchange fees CRW → BTC → USD)" calcext:value-type="string">
            <text:p>Your Totals (statistical – does not include exchange fees CRW → BTC → USD)</text:p>
          </table:table-cell>
          <table:table-cell table:style-name="ce77" table:number-columns-repeated="2"/>
          <table:table-cell table:style-name="ce7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nthly hosting cost</text:p>
          </table:table-cell>
          <table:table-cell table:number-columns-repeated="2"/>
          <table:table-cell table:style-name="ce80" office:value-type="currency" office:currency="USD" office:value="15" calcext:value-type="currency">
            <text:p>$15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Net total</text:p>
          </table:table-cell>
          <table:table-cell table:number-columns-repeated="2"/>
          <table:table-cell table:style-name="ce73" table:formula="of:=SUM([.B24:.C24])-[.D32]" office:value-type="currency" office:currency="USD" office:value="-15" calcext:value-type="currency">
            <text:p>-$15.00</text:p>
          </table:table-cell>
          <table:table-cell table:number-columns-repeated="1020"/>
        </table:table-row>
      </table:table>
      <table:table table:name="PRJ" table:style-name="ta1"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1">
          <table:table-cell table:style-name="ce61" table:formula="of:=MID(CELL(&quot;filename&quot;);FIND(&quot;#$&quot;;CELL(&quot;filename&quot;))+2;LEN(CELL(&quot;filename&quot;)))" office:value-type="string" office:string-value="PRJ" calcext:value-type="string">
            <text:p>PRJ</text:p>
          </table:table-cell>
          <table:table-cell table:style-name="ce67" office:value-type="string" calcext:value-type="string" table:number-columns-spanned="3" table:number-rows-spanned="1">
            <text:p>Yellow need adjust for current da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ock Time in Second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H blocks/rewards</text:p>
          </table:table-cell>
          <table:table-cell table:formula="of:=(24*60*60)/[.B3]" office:value-type="float" office:value="1440" calcext:value-type="float">
            <text:p>1440</text:p>
          </table:table-cell>
          <table:table-cell table:number-columns-repeated="1022"/>
        </table:table-row>
        <table:table-row table:style-name="ro1">
          <table:table-cell table:formula="of:=&quot;Current &quot;&amp; [.$A$1] &amp; &quot; price&quot;" office:value-type="string" office:string-value="Current PRJ price" calcext:value-type="string">
            <text:p>Current PRJ price</text:p>
          </table:table-cell>
          <table:table-cell table:style-name="ce68" office:value-type="currency" office:currency="USD" office:value="0.8" calcext:value-type="currency">
            <text:p>$0.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Master Node Data</text:p>
          </table:table-cell>
          <table:table-cell table:style-name="ce69" office:value-type="string" calcext:value-type="string">
            <text:p>Light</text:p>
          </table:table-cell>
          <table:table-cell table:style-name="ce69" office:value-type="string" calcext:value-type="string">
            <text:p>Medium</text:p>
          </table:table-cell>
          <table:table-cell table:style-name="ce69" office:value-type="string" calcext:value-type="string">
            <text:p>Full</text:p>
          </table:table-cell>
          <table:table-cell table:style-name="ce78" office:value-type="string" calcext:value-type="string">
            <text:p>Total</text:p>
          </table:table-cell>
          <table:table-cell table:style-name="ce6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N lock</text:p>
          </table:table-cell>
          <table:table-cell table:style-name="ce71" office:value-type="float" office:value="4000" calcext:value-type="float">
            <text:p>4000</text:p>
          </table:table-cell>
          <table:table-cell table:style-name="ce71" office:value-type="float" office:value="6000" calcext:value-type="float">
            <text:p>6000</text:p>
          </table:table-cell>
          <table:table-cell table:style-name="ce71" office:value-type="float" office:value="8000" calcext:value-type="float">
            <text:p>8000</text:p>
          </table:table-cell>
          <table:table-cell/>
          <table:table-cell table:style-name="ce82" office:value-type="string" calcext:value-type="string" table:number-columns-spanned="6" table:number-rows-spanned="1">
            <text:p>MN lock in PRJ is progressive so make sure you have it corrected on next change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MN reward</text:p>
          </table:table-cell>
          <table:table-cell table:style-name="ce70" office:value-type="float" office:value="15" calcext:value-type="float">
            <text:p>15</text:p>
          </table:table-cell>
          <table:table-cell table:number-columns-repeated="2" table:style-name="ce71" office:value-type="float" office:value="15" calcext:value-type="float">
            <text:p>15</text:p>
          </table:table-cell>
          <table:table-cell table:formula="of:=SUM([.B10:.D10])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rent MN count total</text:p>
          </table:table-cell>
          <table:table-cell table:style-name="ce71" office:value-type="float" office:value="120" calcext:value-type="float">
            <text:p>120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formula="of:=SUM([.B11:.D11])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ur MN count as part of total running masternodes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formula="of:=SUM([.B12:.D1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ur additional MN count, not part of a total yet (will give an estimate for reward change based on MN total)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formula="of:=SUM([.B13:.D1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4h reward for each MN</text:p>
          </table:table-cell>
          <table:table-cell table:style-name="ce72" table:formula="of:=([.$B$4]*[.B$10])/([.B11]+[.B13])" office:value-type="float" office:value="180" calcext:value-type="float">
            <text:p>180.00000000</text:p>
          </table:table-cell>
          <table:table-cell table:style-name="ce72" table:formula="of:=([.$B$4]*[.C$10])/([.C11]+[.C13])" office:value-type="float" office:value="480" calcext:value-type="float">
            <text:p>480.00000000</text:p>
          </table:table-cell>
          <table:table-cell table:style-name="ce72" table:formula="of:=([.$B$4]*[.D$10])/([.D11]+[.D13])" office:value-type="float" office:value="469.565217391304" calcext:value-type="float">
            <text:p>469.56521739</text:p>
          </table:table-cell>
          <table:table-cell table:style-name="ce72" table:formula="of:=SUM([.B15:.D15])" office:value-type="float" office:value="1129.5652173913" calcext:value-type="float">
            <text:p>1129.56521739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24h profit for each MN</text:p>
          </table:table-cell>
          <table:table-cell table:style-name="ce73" table:formula="of:=[.B15]*[.$B$5]" office:value-type="currency" office:currency="USD" office:value="144" calcext:value-type="currency">
            <text:p>$144.00</text:p>
          </table:table-cell>
          <table:table-cell table:style-name="ce73" table:formula="of:=[.C15]*[.$B$5]" office:value-type="currency" office:currency="USD" office:value="384" calcext:value-type="currency">
            <text:p>$384.00</text:p>
          </table:table-cell>
          <table:table-cell table:style-name="ce73" table:formula="of:=[.D15]*[.$B$5]" office:value-type="currency" office:currency="USD" office:value="375.652173913043" calcext:value-type="currency">
            <text:p>$375.65</text:p>
          </table:table-cell>
          <table:table-cell table:style-name="ce73" table:formula="of:=SUM([.B16:.D16])" office:value-type="currency" office:currency="USD" office:value="903.652173913044" calcext:value-type="currency">
            <text:p>$903.65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Monthly reward for each MN</text:p>
          </table:table-cell>
          <table:table-cell table:style-name="ce72" table:formula="of:=[.B15]*30" office:value-type="float" office:value="5400" calcext:value-type="float">
            <text:p>5400.00000000</text:p>
          </table:table-cell>
          <table:table-cell table:style-name="ce72" table:formula="of:=[.C15]*30" office:value-type="float" office:value="14400" calcext:value-type="float">
            <text:p>14400.00000000</text:p>
          </table:table-cell>
          <table:table-cell table:style-name="ce72" table:formula="of:=[.D15]*30" office:value-type="float" office:value="14086.9565217391" calcext:value-type="float">
            <text:p>14086.95652174</text:p>
          </table:table-cell>
          <table:table-cell table:style-name="ce72" table:formula="of:=SUM([.B17:.D17])" office:value-type="float" office:value="33886.9565217391" calcext:value-type="float">
            <text:p>33886.95652174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Monthly profit for each MN</text:p>
          </table:table-cell>
          <table:table-cell table:style-name="ce73" table:formula="of:=[.B17]*[.$B$5]" office:value-type="currency" office:currency="USD" office:value="4320" calcext:value-type="currency">
            <text:p>$4,320.00</text:p>
          </table:table-cell>
          <table:table-cell table:style-name="ce73" table:formula="of:=[.C17]*[.$B$5]" office:value-type="currency" office:currency="USD" office:value="11520" calcext:value-type="currency">
            <text:p>$11,520.00</text:p>
          </table:table-cell>
          <table:table-cell table:style-name="ce73" table:formula="of:=[.D17]*[.$B$5]" office:value-type="currency" office:currency="USD" office:value="11269.5652173913" calcext:value-type="currency">
            <text:p>$11,269.57</text:p>
          </table:table-cell>
          <table:table-cell table:style-name="ce73" table:formula="of:=SUM([.B18:.D18])" office:value-type="currency" office:currency="USD" office:value="27109.5652173913" calcext:value-type="currency">
            <text:p>$27,109.57</text:p>
          </table:table-cell>
          <table:table-cell table:style-name="ce63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4" office:value-type="string" calcext:value-type="string">
            <text:p>24h reward for your MN</text:p>
          </table:table-cell>
          <table:table-cell table:style-name="ce74" table:formula="of:=[.B15]*([.B12]+[.B13])" office:value-type="float" office:value="0" calcext:value-type="float">
            <text:p>0.00000000</text:p>
          </table:table-cell>
          <table:table-cell table:style-name="ce74" table:formula="of:=[.C15]*([.C12]+[.C13])" office:value-type="float" office:value="0" calcext:value-type="float">
            <text:p>0.00000000</text:p>
          </table:table-cell>
          <table:table-cell table:style-name="ce74" table:formula="of:=[.D15]*([.D12]+[.D13])" office:value-type="float" office:value="0" calcext:value-type="float">
            <text:p>0.00000000</text:p>
          </table:table-cell>
          <table:table-cell table:style-name="ce72" table:formula="of:=SUM([.B21:.D21])" office:value-type="float" office:value="0" calcext:value-type="float">
            <text:p>0.00000000</text:p>
          </table:table-cell>
          <table:table-cell table:style-name="ce64" table:number-columns-repeated="1019"/>
        </table:table-row>
        <table:table-row table:style-name="ro1">
          <table:table-cell table:style-name="ce63" office:value-type="string" calcext:value-type="string">
            <text:p>24h profit for your MN</text:p>
          </table:table-cell>
          <table:table-cell table:style-name="ce73" table:formula="of:=[.B21]*[.$B$5]" office:value-type="currency" office:currency="USD" office:value="0" calcext:value-type="currency">
            <text:p>$0.00</text:p>
          </table:table-cell>
          <table:table-cell table:style-name="ce73" table:formula="of:=[.C21]*[.$B$5]" office:value-type="currency" office:currency="USD" office:value="0" calcext:value-type="currency">
            <text:p>$0.00</text:p>
          </table:table-cell>
          <table:table-cell table:style-name="ce73" table:formula="of:=[.D21]*[.$B$5]" office:value-type="currency" office:currency="USD" office:value="0" calcext:value-type="currency">
            <text:p>$0.00</text:p>
          </table:table-cell>
          <table:table-cell table:style-name="ce73" table:formula="of:=SUM([.B22:.D22])" office:value-type="currency" office:currency="USD" office:value="0" calcext:value-type="currency">
            <text:p>$0.00</text:p>
          </table:table-cell>
          <table:table-cell table:style-name="ce63" table:number-columns-repeated="1019"/>
        </table:table-row>
        <table:table-row table:style-name="ro1">
          <table:table-cell table:style-name="ce64" office:value-type="string" calcext:value-type="string">
            <text:p>Monthly reward for your MN</text:p>
          </table:table-cell>
          <table:table-cell table:style-name="ce74" table:formula="of:=[.B17]*([.B12]+[.B13])" office:value-type="float" office:value="0" calcext:value-type="float">
            <text:p>0.00000000</text:p>
          </table:table-cell>
          <table:table-cell table:style-name="ce74" table:formula="of:=[.C17]*([.C12]+[.C13])" office:value-type="float" office:value="0" calcext:value-type="float">
            <text:p>0.00000000</text:p>
          </table:table-cell>
          <table:table-cell table:style-name="ce74" table:formula="of:=[.D17]*([.D12]+[.D13])" office:value-type="float" office:value="0" calcext:value-type="float">
            <text:p>0.00000000</text:p>
          </table:table-cell>
          <table:table-cell table:style-name="ce72" table:formula="of:=SUM([.B23:.D23])" office:value-type="float" office:value="0" calcext:value-type="float">
            <text:p>0.00000000</text:p>
          </table:table-cell>
          <table:table-cell table:style-name="ce64" table:number-columns-repeated="1019"/>
        </table:table-row>
        <table:table-row table:style-name="ro1">
          <table:table-cell table:style-name="ce63" office:value-type="string" calcext:value-type="string">
            <text:p>Monthly profit for your MN</text:p>
          </table:table-cell>
          <table:table-cell table:style-name="ce73" table:formula="of:=[.B23]*[.$B$5]" office:value-type="currency" office:currency="USD" office:value="0" calcext:value-type="currency">
            <text:p>$0.00</text:p>
          </table:table-cell>
          <table:table-cell table:style-name="ce73" table:formula="of:=[.C23]*[.$B$5]" office:value-type="currency" office:currency="USD" office:value="0" calcext:value-type="currency">
            <text:p>$0.00</text:p>
          </table:table-cell>
          <table:table-cell table:style-name="ce73" table:formula="of:=[.D23]*[.$B$5]" office:value-type="currency" office:currency="USD" office:value="0" calcext:value-type="currency">
            <text:p>$0.00</text:p>
          </table:table-cell>
          <table:table-cell table:style-name="ce73" table:formula="of:=SUM([.B24:.D24])" office:value-type="currency" office:currency="USD" office:value="0" calcext:value-type="currency">
            <text:p>$0.00</text:p>
          </table:table-cell>
          <table:table-cell table:style-name="ce6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Each MN worth</text:p>
          </table:table-cell>
          <table:table-cell table:style-name="ce75" table:formula="of:=[.$B$5]*[.B9]" office:value-type="currency" office:currency="USD" office:value="3200" calcext:value-type="currency">
            <text:p>$3,200.00</text:p>
          </table:table-cell>
          <table:table-cell table:style-name="ce75" table:formula="of:=[.$B$5]*[.C9]" office:value-type="currency" office:currency="USD" office:value="4800" calcext:value-type="currency">
            <text:p>$4,800.00</text:p>
          </table:table-cell>
          <table:table-cell table:style-name="ce75" table:formula="of:=[.$B$5]*[.D9]" office:value-type="currency" office:currency="USD" office:value="6400" calcext:value-type="currency">
            <text:p>$6,400.00</text:p>
          </table:table-cell>
          <table:table-cell table:style-name="ce76"/>
          <table:table-cell table:style-name="ce65" table:number-columns-repeated="1019"/>
        </table:table-row>
        <table:table-row table:style-name="ro1">
          <table:table-cell table:style-name="ce66" office:value-type="string" calcext:value-type="string">
            <text:p>Your MN worth</text:p>
          </table:table-cell>
          <table:table-cell table:style-name="ce76" table:formula="of:=[.B26]*SUM([.B12:.B13])" office:value-type="currency" office:currency="USD" office:value="0" calcext:value-type="currency">
            <text:p>$0.00</text:p>
          </table:table-cell>
          <table:table-cell table:style-name="ce76" table:formula="of:=[.C26]*SUM([.C12:.C13])" office:value-type="currency" office:currency="USD" office:value="0" calcext:value-type="currency">
            <text:p>$0.00</text:p>
          </table:table-cell>
          <table:table-cell table:style-name="ce76" table:formula="of:=[.D26]*SUM([.D12:.D13])" office:value-type="currency" office:currency="USD" office:value="0" calcext:value-type="currency">
            <text:p>$0.00</text:p>
          </table:table-cell>
          <table:table-cell table:style-name="ce76" table:formula="of:=SUM([.B27:.D27])" office:value-type="currency" office:currency="USD" office:value="0" calcext:value-type="currency">
            <text:p>$0.00</text:p>
          </table:table-cell>
          <table:table-cell table:style-name="ce66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2" table:formula="of:=&quot;Your Totals (statistical – does not include exchange fees &quot; &amp; [.A1] &amp;&quot; → BTC → USD)&quot;" office:value-type="string" office:string-value="Your Totals (statistical – does not include exchange fees PRJ → BTC → USD)" calcext:value-type="string">
            <text:p>Your Totals (statistical – does not include exchange fees PRJ → BTC → USD)</text:p>
          </table:table-cell>
          <table:table-cell table:style-name="ce77" table:number-columns-repeated="3"/>
          <table:table-cell table:style-name="ce7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nthly hosting cost</text:p>
          </table:table-cell>
          <table:table-cell table:number-columns-repeated="3"/>
          <table:table-cell table:style-name="ce80" office:value-type="currency" office:currency="USD" office:value="15" calcext:value-type="currency">
            <text:p>$15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Net total</text:p>
          </table:table-cell>
          <table:table-cell table:number-columns-repeated="2"/>
          <table:table-cell table:style-name="ce63"/>
          <table:table-cell table:style-name="ce73" table:formula="of:=SUM([.B24:.D24])-[.E32]" office:value-type="currency" office:currency="USD" office:value="-15" calcext:value-type="currency">
            <text:p>-$15.00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style-name="ce81"/>
          <table:table-cell table:number-columns-repeated="1023"/>
        </table:table-row>
        <table:table-row table:style-name="ro1">
          <table:table-cell table:style-name="ce81"/>
          <table:table-cell table:number-columns-repeated="1023"/>
        </table:table-row>
      </table:table>
      <table:table table:name="SY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1" table:default-cell-style-name="Default"/>
        <table:table-row table:style-name="ro1">
          <table:table-cell table:style-name="ce61" table:formula="of:=MID(CELL(&quot;filename&quot;);FIND(&quot;#$&quot;;CELL(&quot;filename&quot;))+2;LEN(CELL(&quot;filename&quot;)))" office:value-type="string" office:string-value="SYS" calcext:value-type="string">
            <text:p>SYS</text:p>
          </table:table-cell>
          <table:table-cell table:style-name="ce67" office:value-type="string" calcext:value-type="string" table:number-columns-spanned="3" table:number-rows-spanned="1">
            <text:p>Yellow need adjust for current da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ock Time in Second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H blocks/rewards</text:p>
          </table:table-cell>
          <table:table-cell table:formula="of:=(24*60*60)/[.B3]" office:value-type="float" office:value="1440" calcext:value-type="float">
            <text:p>1440</text:p>
          </table:table-cell>
          <table:table-cell table:number-columns-repeated="1022"/>
        </table:table-row>
        <table:table-row table:style-name="ro1">
          <table:table-cell table:formula="of:=&quot;Current &quot;&amp; [.A1] &amp; &quot; price&quot;" office:value-type="string" office:string-value="Current SYS price" calcext:value-type="string">
            <text:p>Current SYS price</text:p>
          </table:table-cell>
          <table:table-cell table:style-name="ce80" office:value-type="currency" office:currency="USD" office:value="0.09" calcext:value-type="currency">
            <text:p>$0.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Master Node Data</text:p>
          </table:table-cell>
          <table:table-cell table:style-name="ce77"/>
          <table:table-cell table:style-name="ce85" table:number-columns-repeated="2"/>
          <table:table-cell table:number-columns-repeated="1020"/>
        </table:table-row>
        <table:table-row table:style-name="ro1">
          <table:table-cell table:style-name="ce83"/>
          <table:table-cell table:style-name="ce85" table:number-columns-repeated="3"/>
          <table:table-cell table:style-name="ce86" table:number-columns-repeated="1020"/>
        </table:table-row>
        <table:table-row table:style-name="ro1">
          <table:table-cell table:style-name="ce84" office:value-type="string" calcext:value-type="string">
            <text:p>MN lock</text:p>
          </table:table-cell>
          <table:table-cell table:style-name="ce85" office:value-type="float" office:value="100000" calcext:value-type="float">
            <text:p>100000</text:p>
          </table:table-cell>
          <table:table-cell table:style-name="ce85" table:number-columns-repeated="2"/>
          <table:table-cell table:style-name="ce86" table:number-columns-repeated="1020"/>
        </table:table-row>
        <table:table-row table:style-name="ro1">
          <table:table-cell office:value-type="string" calcext:value-type="string">
            <text:p>MN reward</text:p>
          </table:table-cell>
          <table:table-cell table:style-name="ce70" office:value-type="float" office:value="25.9875" calcext:value-type="float">
            <text:p>25.98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MN count total</text:p>
          </table:table-cell>
          <table:table-cell table:style-name="ce71" office:value-type="float" office:value="1359" calcext:value-type="float">
            <text:p>13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r MN count as part of total running masternodes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r additional MN count, not part of a total yet (will give an estimate for reward change based on MN total)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4h reward for each MN</text:p>
          </table:table-cell>
          <table:table-cell table:style-name="ce72" table:formula="of:=([.$B$4]*[.B$10])/([.B11]+[.B13])" office:value-type="float" office:value="27.5364238410596" calcext:value-type="float">
            <text:p>27.53642384</text:p>
          </table:table-cell>
          <table:table-cell table:style-name="ce73"/>
          <table:table-cell table:number-columns-repeated="1021"/>
        </table:table-row>
        <table:table-row table:style-name="ro1">
          <table:table-cell table:style-name="ce63" office:value-type="string" calcext:value-type="string">
            <text:p>24h profit for each MN</text:p>
          </table:table-cell>
          <table:table-cell table:style-name="ce73" table:formula="of:=[.B15]*[.$B$5]" office:value-type="currency" office:currency="USD" office:value="2.47827814569536" calcext:value-type="currency">
            <text:p>$2.48</text:p>
          </table:table-cell>
          <table:table-cell table:style-name="ce73"/>
          <table:table-cell table:number-columns-repeated="1021"/>
        </table:table-row>
        <table:table-row table:style-name="ro1">
          <table:table-cell office:value-type="string" calcext:value-type="string">
            <text:p>Monthly reward for each MN</text:p>
          </table:table-cell>
          <table:table-cell table:style-name="ce72" table:formula="of:=[.B15]*30" office:value-type="float" office:value="826.092715231788" calcext:value-type="float">
            <text:p>826.09271523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Monthly profit for each MN</text:p>
          </table:table-cell>
          <table:table-cell table:style-name="ce73" table:formula="of:=[.B17]*[.$B$5]" office:value-type="currency" office:currency="USD" office:value="74.3483443708609" calcext:value-type="currency">
            <text:p>$74.35</text:p>
          </table:table-cell>
          <table:table-cell table:style-name="ce73"/>
          <table:table-cell table:style-name="ce63"/>
          <table:table-cell table:number-columns-repeated="1020"/>
        </table:table-row>
        <table:table-row table:style-name="ro1">
          <table:table-cell table:number-columns-repeated="2"/>
          <table:table-cell table:style-name="ce73"/>
          <table:table-cell table:style-name="ce6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24h reward for your MN</text:p>
          </table:table-cell>
          <table:table-cell table:style-name="ce74" table:formula="of:=[.B15]*([.B12]+[.B13])" office:value-type="float" office:value="0" calcext:value-type="float">
            <text:p>0.00000000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24h profit for your MN</text:p>
          </table:table-cell>
          <table:table-cell table:style-name="ce73" table:formula="of:=[.B21]*[.$B$5]" office:value-type="currency" office:currency="USD" office:value="0" calcext:value-type="currency">
            <text:p>$0.00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Monthly reward for your MN</text:p>
          </table:table-cell>
          <table:table-cell table:style-name="ce74" table:formula="of:=[.B17]*([.B12]+[.B13])" office:value-type="float" office:value="0" calcext:value-type="float">
            <text:p>0.00000000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Monthly profit for your MN</text:p>
          </table:table-cell>
          <table:table-cell table:style-name="ce73" table:formula="of:=[.B23]*[.$B$5]" office:value-type="currency" office:currency="USD" office:value="0" calcext:value-type="currency">
            <text:p>$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Each MN worth</text:p>
          </table:table-cell>
          <table:table-cell table:style-name="ce75" table:formula="of:=[.$B$5]*[.B9]" office:value-type="currency" office:currency="USD" office:value="9000" calcext:value-type="currency">
            <text:p>$9,000.00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Your MN worth</text:p>
          </table:table-cell>
          <table:table-cell table:style-name="ce76" table:formula="of:=[.B26]*SUM([.B12:.B13])" office:value-type="currency" office:currency="USD" office:value="0" calcext:value-type="currency">
            <text:p>$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2" table:formula="of:=&quot;Your Totals (statistical – does not include exchange fees &quot; &amp; [.A1] &amp;&quot; → BTC → USD)&quot;" office:value-type="string" office:string-value="Your Totals (statistical – does not include exchange fees SYS → BTC → USD)" calcext:value-type="string">
            <text:p>Your Totals (statistical – does not include exchange fees SYS → BTC → USD)</text:p>
          </table:table-cell>
          <table:table-cell table:style-name="ce77"/>
          <table:table-cell table:style-name="ce85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nthly hosting cost</text:p>
          </table:table-cell>
          <table:table-cell table:style-name="ce80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Net total</text:p>
          </table:table-cell>
          <table:table-cell table:style-name="ce73" table:formula="of:=[.B24]-[.B32]" office:value-type="currency" office:currency="USD" office:value="-15" calcext:value-type="currency">
            <text:p>-$15.00</text:p>
          </table:table-cell>
          <table:table-cell/>
          <table:table-cell table:style-name="ce63"/>
          <table:table-cell table:number-columns-repeated="1020"/>
        </table:table-row>
      </table:table>
      <table:table table:name="PIVX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86"/>
        <table:table-column table:style-name="co4" table:default-cell-style-name="ce86"/>
        <table:table-row table:style-name="ro1">
          <table:table-cell table:style-name="ce61" table:formula="of:=MID(CELL(&quot;filename&quot;);FIND(&quot;#$&quot;;CELL(&quot;filename&quot;))+2;LEN(CELL(&quot;filename&quot;)))" office:value-type="string" office:string-value="PIVX" calcext:value-type="string">
            <text:p>PIVX</text:p>
          </table:table-cell>
          <table:table-cell table:style-name="ce67" office:value-type="string" calcext:value-type="string" table:number-columns-spanned="3" table:number-rows-spanned="1">
            <text:p>Yellow need adjust for current data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Block Time in Second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H blocks/rewards</text:p>
          </table:table-cell>
          <table:table-cell table:formula="of:=(24*60*60)/[.B3]"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&quot;Current &quot;&amp; [.A1] &amp; &quot; price&quot;" office:value-type="string" office:string-value="Current PIVX price" calcext:value-type="string">
            <text:p>Current PIVX price</text:p>
          </table:table-cell>
          <table:table-cell table:style-name="ce80" office:value-type="currency" office:currency="USD" office:value="1.39" calcext:value-type="currency">
            <text:p>$1.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2" office:value-type="string" calcext:value-type="string">
            <text:p>Master Node Data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83"/>
          <table:table-cell table:style-name="ce85" table:number-columns-repeated="3"/>
        </table:table-row>
        <table:table-row table:style-name="ro1">
          <table:table-cell table:style-name="ce84" office:value-type="string" calcext:value-type="string">
            <text:p>MN lock</text:p>
          </table:table-cell>
          <table:table-cell table:style-name="ce85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reward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MN count total</text:p>
          </table:table-cell>
          <table:table-cell table:style-name="ce71" office:value-type="float" office:value="1558" calcext:value-type="float">
            <text:p>1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MN count as part of total running masternodes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additional MN count, not part of a total yet (will give an estimate for reward change based on MN total)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7"/>
          <table:table-cell/>
        </table:table-row>
        <table:table-row table:style-name="ro1">
          <table:table-cell office:value-type="string" calcext:value-type="string">
            <text:p>24h reward for each MN</text:p>
          </table:table-cell>
          <table:table-cell table:style-name="ce72" table:formula="of:=([.$B$4]*[.B$10])/([.B11]+[.B13])" office:value-type="float" office:value="2.77278562259307" calcext:value-type="float">
            <text:p>2.77278562</text:p>
          </table:table-cell>
          <table:table-cell table:style-name="ce87"/>
          <table:table-cell/>
        </table:table-row>
        <table:table-row table:style-name="ro1">
          <table:table-cell table:style-name="ce63" office:value-type="string" calcext:value-type="string">
            <text:p>24h profit for each MN</text:p>
          </table:table-cell>
          <table:table-cell table:style-name="ce73" table:formula="of:=[.B15]*[.$B$5]" office:value-type="currency" office:currency="USD" office:value="3.85417201540436" calcext:value-type="currency">
            <text:p>$3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ly reward for each MN</text:p>
          </table:table-cell>
          <table:table-cell table:style-name="ce72" table:formula="of:=[.B15]*30" office:value-type="float" office:value="83.183568677792" calcext:value-type="float">
            <text:p>83.18356868</text:p>
          </table:table-cell>
          <table:table-cell table:style-name="ce87"/>
          <table:table-cell table:style-name="ce89"/>
        </table:table-row>
        <table:table-row table:style-name="ro1">
          <table:table-cell table:style-name="ce63" office:value-type="string" calcext:value-type="string">
            <text:p>Monthly profit for each MN</text:p>
          </table:table-cell>
          <table:table-cell table:style-name="ce73" table:formula="of:=[.B17]*[.$B$5]" office:value-type="currency" office:currency="USD" office:value="115.625160462131" calcext:value-type="currency">
            <text:p>$115.63</text:p>
          </table:table-cell>
          <table:table-cell table:style-name="ce87"/>
          <table:table-cell table:style-name="ce89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4" office:value-type="string" calcext:value-type="string">
            <text:p>24h reward for your MN</text:p>
          </table:table-cell>
          <table:table-cell table:style-name="ce74" table:formula="of:=[.B15]*([.B12]+[.B13])" office:value-type="float" office:value="0" calcext:value-type="float">
            <text:p>0.00000000</text:p>
          </table:table-cell>
          <table:table-cell table:style-name="ce85" table:number-columns-repeated="2"/>
        </table:table-row>
        <table:table-row table:style-name="ro1">
          <table:table-cell table:style-name="ce63" office:value-type="string" calcext:value-type="string">
            <text:p>24h profit for your MN</text:p>
          </table:table-cell>
          <table:table-cell table:style-name="ce73" table:formula="of:=[.B21]*[.$B$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Monthly reward for your MN</text:p>
          </table:table-cell>
          <table:table-cell table:style-name="ce74" table:formula="of:=[.B17]*([.B12]+[.B13]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Monthly profit for your MN</text:p>
          </table:table-cell>
          <table:table-cell table:style-name="ce73" table:formula="of:=[.B23]*[.$B$5]" office:value-type="currency" office:currency="USD" office:value="0" calcext:value-type="currency">
            <text:p>$0.00</text:p>
          </table:table-cell>
          <table:table-cell table:style-name="ce88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5" office:value-type="string" calcext:value-type="string">
            <text:p>Each MN worth</text:p>
          </table:table-cell>
          <table:table-cell table:style-name="ce75" table:formula="of:=[.$B$5]*[.B9]" office:value-type="currency" office:currency="USD" office:value="13900" calcext:value-type="currency">
            <text:p>$13,900.00</text:p>
          </table:table-cell>
          <table:table-cell table:style-name="ce87"/>
          <table:table-cell table:style-name="ce89"/>
        </table:table-row>
        <table:table-row table:style-name="ro1">
          <table:table-cell table:style-name="ce66" office:value-type="string" calcext:value-type="string">
            <text:p>Your MN worth</text:p>
          </table:table-cell>
          <table:table-cell table:style-name="ce76" table:formula="of:=[.B26]*SUM([.B12:.B13])" office:value-type="currency" office:currency="USD" office:value="0" calcext:value-type="currency">
            <text:p>$0.0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62" table:formula="of:=&quot;Your Totals (statistical – does not include exchange fees &quot; &amp; [.A1] &amp;&quot; → BTC → USD)&quot;" office:value-type="string" office:string-value="Your Totals (statistical – does not include exchange fees PIVX → BTC → USD)" calcext:value-type="string">
            <text:p>Your Totals (statistical – does not include exchange fees PIVX → BTC → USD)</text:p>
          </table:table-cell>
          <table:table-cell table:style-name="ce7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onthly hosting cost</text:p>
          </table:table-cell>
          <table:table-cell table:style-name="ce80" office:value-type="currency" office:currency="USD" office:value="15" calcext:value-type="currency">
            <text:p>$15.0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63" office:value-type="string" calcext:value-type="string">
            <text:p>Net total</text:p>
          </table:table-cell>
          <table:table-cell table:style-name="ce73" table:formula="of:=[.B24]-[.B32]" office:value-type="currency" office:currency="USD" office:value="-15" calcext:value-type="currency">
            <text:p>-$15.00</text:p>
          </table:table-cell>
          <table:table-cell table:style-name="Default" table:number-columns-repeated="2"/>
        </table:table-row>
      </table:table>
      <table:table table:name="PHR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61" table:formula="of:=MID(CELL(&quot;filename&quot;);FIND(&quot;#$&quot;;CELL(&quot;filename&quot;))+2;LEN(CELL(&quot;filename&quot;)))" office:value-type="string" office:string-value="PHR" calcext:value-type="string">
            <text:p>PHR</text:p>
          </table:table-cell>
          <table:table-cell table:style-name="ce90" office:value-type="string" calcext:value-type="string" table:number-columns-spanned="3" table:number-rows-spanned="1">
            <text:p>Yellow need adjust for current data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ock Time in Second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H blocks/rewards</text:p>
          </table:table-cell>
          <table:table-cell table:formula="of:=(24*60*60)/[.B3]"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&quot;Current &quot;&amp; [.A1] &amp; &quot; price&quot;" office:value-type="string" office:string-value="Current PHR price" calcext:value-type="string">
            <text:p>Current PHR price</text:p>
          </table:table-cell>
          <table:table-cell table:style-name="ce80" office:value-type="currency" office:currency="USD" office:value="0.5" calcext:value-type="currency">
            <text:p>$0.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2" office:value-type="string" calcext:value-type="string">
            <text:p>Master Node Data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83"/>
          <table:table-cell table:style-name="ce85"/>
          <table:table-cell table:number-columns-repeated="2"/>
        </table:table-row>
        <table:table-row table:style-name="ro1">
          <table:table-cell table:style-name="ce84" office:value-type="string" calcext:value-type="string">
            <text:p>MN lock</text:p>
          </table:table-cell>
          <table:table-cell table:style-name="ce85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reward</text:p>
          </table:table-cell>
          <table:table-cell table:style-name="ce70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MN count total</text:p>
          </table:table-cell>
          <table:table-cell table:style-name="ce71"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MN count as part of total running masternodes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additional MN count, not part of a total yet (will give an estimate for reward change based on MN total)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4h reward for each MN</text:p>
          </table:table-cell>
          <table:table-cell table:style-name="ce72" table:formula="of:=([.$B$4]*[.B$10])/([.B11]+[.B13])" office:value-type="float" office:value="6.54545454545455" calcext:value-type="float">
            <text:p>6.54545455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24h profit for each MN</text:p>
          </table:table-cell>
          <table:table-cell table:style-name="ce73" table:formula="of:=[.B15]*[.$B$5]" office:value-type="currency" office:currency="USD" office:value="3.27272727272727" calcext:value-type="currency">
            <text:p>$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ly reward for each MN</text:p>
          </table:table-cell>
          <table:table-cell table:style-name="ce72" table:formula="of:=[.B15]*30" office:value-type="float" office:value="196.363636363636" calcext:value-type="float">
            <text:p>196.36363636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Monthly profit for each MN</text:p>
          </table:table-cell>
          <table:table-cell table:style-name="ce73" table:formula="of:=[.B17]*[.$B$5]" office:value-type="currency" office:currency="USD" office:value="98.1818181818182" calcext:value-type="currency">
            <text:p>$98.1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4" office:value-type="string" calcext:value-type="string">
            <text:p>24h reward for your MN</text:p>
          </table:table-cell>
          <table:table-cell table:style-name="ce74" table:formula="of:=[.B15]*([.B12]+[.B13]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24h profit for your MN</text:p>
          </table:table-cell>
          <table:table-cell table:style-name="ce73" table:formula="of:=[.B21]*[.$B$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Monthly reward for your MN</text:p>
          </table:table-cell>
          <table:table-cell table:style-name="ce74" table:formula="of:=[.B17]*([.B12]+[.B13]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Monthly profit for your MN</text:p>
          </table:table-cell>
          <table:table-cell table:style-name="ce73" table:formula="of:=[.B23]*[.$B$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5" office:value-type="string" calcext:value-type="string">
            <text:p>Each MN worth</text:p>
          </table:table-cell>
          <table:table-cell table:style-name="ce75" table:formula="of:=[.$B$5]*[.B9]" office:value-type="currency" office:currency="USD" office:value="5000" calcext:value-type="currency">
            <text:p>$5,000.0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Your MN worth</text:p>
          </table:table-cell>
          <table:table-cell table:style-name="ce76" table:formula="of:=[.B26]*SUM([.B12:.B1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2" table:formula="of:=&quot;Your Totals (statistical – does not include exchange fees &quot; &amp; [.A1] &amp;&quot; → BTC → USD)&quot;" office:value-type="string" office:string-value="Your Totals (statistical – does not include exchange fees PHR → BTC → USD)" calcext:value-type="string">
            <text:p>Your Totals (statistical – does not include exchange fees PHR → BTC → USD)</text:p>
          </table:table-cell>
          <table:table-cell table:style-name="ce77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thly hosting cost</text:p>
          </table:table-cell>
          <table:table-cell table:style-name="ce80" office:value-type="currency" office:currency="USD" office:value="15" calcext:value-type="currency">
            <text:p>$15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3" office:value-type="string" calcext:value-type="string">
            <text:p>Net total</text:p>
          </table:table-cell>
          <table:table-cell table:style-name="ce73" table:formula="of:=[.B24]-[.B32]" office:value-type="currency" office:currency="USD" office:value="-15" calcext:value-type="currency">
            <text:p>-$15.00</text:p>
          </table:table-cell>
          <table:table-cell table:number-columns-repeated="2"/>
        </table:table-row>
      </table:table>
      <table:table table:name="BITG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61" table:formula="of:=MID(CELL(&quot;filename&quot;);FIND(&quot;#$&quot;;CELL(&quot;filename&quot;))+2;LEN(CELL(&quot;filename&quot;)))" office:value-type="string" office:string-value="BITG" calcext:value-type="string">
            <text:p>BITG</text:p>
          </table:table-cell>
          <table:table-cell table:style-name="ce67" office:value-type="string" calcext:value-type="string" table:number-columns-spanned="3" table:number-rows-spanned="1">
            <text:p>Yellow need adjust for current data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ock Time in Second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H blocks/rewards</text:p>
          </table:table-cell>
          <table:table-cell table:formula="of:=(24*60*60)/[.B3]"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&quot;Current &quot;&amp; [.A1] &amp; &quot; price&quot;" office:value-type="string" office:string-value="Current BITG price" calcext:value-type="string">
            <text:p>Current BITG price</text:p>
          </table:table-cell>
          <table:table-cell table:style-name="ce80" office:value-type="currency" office:currency="USD" office:value="1.71" calcext:value-type="currency">
            <text:p>$1.7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2" office:value-type="string" calcext:value-type="string">
            <text:p>Master Node Data</text:p>
          </table:table-cell>
          <table:table-cell table:style-name="ce77"/>
          <table:table-cell table:number-columns-repeated="2"/>
        </table:table-row>
        <table:table-row table:style-name="ro1">
          <table:table-cell table:style-name="ce83"/>
          <table:table-cell table:style-name="ce85"/>
          <table:table-cell table:number-columns-repeated="2"/>
        </table:table-row>
        <table:table-row table:style-name="ro1">
          <table:table-cell table:style-name="ce84" office:value-type="string" calcext:value-type="string">
            <text:p>MN lock</text:p>
          </table:table-cell>
          <table:table-cell table:style-name="ce85"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reward</text:p>
          </table:table-cell>
          <table:table-cell table:style-name="ce70"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MN count total</text:p>
          </table:table-cell>
          <table:table-cell table:style-name="ce71" office:value-type="float" office:value="1603" calcext:value-type="float">
            <text:p>1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MN count as part of total running masternodes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additional MN count, not part of a total yet (will give an estimate for reward change based on MN total)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4h reward for each MN</text:p>
          </table:table-cell>
          <table:table-cell table:style-name="ce72" table:formula="of:=([.$B$4]*[.B$10])/([.B11]+[.B13])" office:value-type="float" office:value="7.63568309419838" calcext:value-type="float">
            <text:p>7.63568309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24h profit for each MN</text:p>
          </table:table-cell>
          <table:table-cell table:style-name="ce73" table:formula="of:=[.B15]*[.$B$5]" office:value-type="currency" office:currency="USD" office:value="13.0570180910792" calcext:value-type="currency">
            <text:p>$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ly reward for each MN</text:p>
          </table:table-cell>
          <table:table-cell table:style-name="ce72" table:formula="of:=[.B15]*30" office:value-type="float" office:value="229.070492825951" calcext:value-type="float">
            <text:p>229.07049283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Monthly profit for each MN</text:p>
          </table:table-cell>
          <table:table-cell table:style-name="ce73" table:formula="of:=[.B17]*[.$B$5]" office:value-type="currency" office:currency="USD" office:value="391.710542732377" calcext:value-type="currency">
            <text:p>$391.7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4" office:value-type="string" calcext:value-type="string">
            <text:p>24h reward for your MN</text:p>
          </table:table-cell>
          <table:table-cell table:style-name="ce74" table:formula="of:=[.B15]*([.B12]+[.B13]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24h profit for your MN</text:p>
          </table:table-cell>
          <table:table-cell table:style-name="ce73" table:formula="of:=[.B21]*[.$B$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Monthly reward for your MN</text:p>
          </table:table-cell>
          <table:table-cell table:style-name="ce74" table:formula="of:=[.B17]*([.B12]+[.B13]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Monthly profit for your MN</text:p>
          </table:table-cell>
          <table:table-cell table:style-name="ce73" table:formula="of:=[.B23]*[.$B$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5" office:value-type="string" calcext:value-type="string">
            <text:p>Each MN worth</text:p>
          </table:table-cell>
          <table:table-cell table:style-name="ce75" table:formula="of:=[.$B$5]*[.B9]" office:value-type="currency" office:currency="USD" office:value="4275" calcext:value-type="currency">
            <text:p>$4,275.0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Your MN worth</text:p>
          </table:table-cell>
          <table:table-cell table:style-name="ce76" table:formula="of:=[.B26]*SUM([.B12:.B13])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2" table:formula="of:=&quot;Your Totals (statistical – does not include exchange fees &quot; &amp; [.A1] &amp;&quot; → BTC → USD)&quot;" office:value-type="string" office:string-value="Your Totals (statistical – does not include exchange fees BITG → BTC → USD)" calcext:value-type="string">
            <text:p>Your Totals (statistical – does not include exchange fees BITG → BTC → USD)</text:p>
          </table:table-cell>
          <table:table-cell table:style-name="ce77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thly hosting cost</text:p>
          </table:table-cell>
          <table:table-cell table:style-name="ce80" office:value-type="currency" office:currency="USD" office:value="15" calcext:value-type="currency">
            <text:p>$15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3" office:value-type="string" calcext:value-type="string">
            <text:p>Net total</text:p>
          </table:table-cell>
          <table:table-cell table:style-name="ce73" table:formula="of:=[.B24]-[.B32]" office:value-type="currency" office:currency="USD" office:value="-15" calcext:value-type="currency">
            <text:p>-$15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0:14:10.6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04:23.850000000</meta:creation-date>
    <dc:date>2018-10-31T09:53:15.967000000</dc:date>
    <meta:editing-duration>P3DT21H39M29S</meta:editing-duration>
    <meta:editing-cycles>126</meta:editing-cycles>
    <meta:generator>LibreOffice/6.1.2.1$Windows_X86_64 LibreOffice_project/65905a128db06ba48db947242809d14d3f9a93fe</meta:generator>
    <meta:document-statistic meta:table-count="6" meta:cell-count="346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2000a700870013002300150047003100b80080006200eb00fc001f00fd00fc">
    <SignedInfo>
      <CanonicalizationMethod Algorithm="http://www.w3.org/TR/2001/REC-xml-c14n-20010315"/>
      <SignatureMethod Algorithm="http://www.w3.org/2001/04/xmldsig-more#rsa-sha512"/>
      <Reference URI="mimetype">
        <DigestMethod Algorithm="http://www.w3.org/2001/04/xmlenc#sha512"/>
        <DigestValue>hhyN1uwwUWzhO2pRt1XgBHr+I25gYT7yvGWp6k4QW/oYyACi/SsV7ONaJ/3w+buX
armPkgHHUo25yl0bn87NG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pYpG7lkLZB9Fxu5DWsJJsWCYXPoFExo/7upZSFjBotOV+h8STRkKLKz5JjNMtJ6m
3xdAJC7bKcDXyJap4P0A+g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38mhJdHQ4juk6mhq8eWLRaO7tpOIUurZgPg+astum5cFKQhN4e5sgT9dO0nXZYTe
lxJ1VAh5lYJ/GD7SDY/yY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jdu+APpKCVjZf4THn6cM7lV4iHIBJlnQFBfF1gMu9LRVLzV5scTX8/rBI4oYHeM3
0y+a6rJvo5DdEYJwI+zeQ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LsfpEBcvbuC6pN+WovCS/osPqWK4k24t1gZv7U6vXKBQ6iUl6nFfFrm75Zzs2HVA
ejTuLB4dsb7DS7HSCiAxjg==</DigestValue>
      </Reference>
      <Reference URI="Thumbnails/thumbnail.png">
        <DigestMethod Algorithm="http://www.w3.org/2001/04/xmlenc#sha512"/>
        <DigestValue>3YsxgaL68gztyQJpGbzmrWTdXqVPEpgWq7BETkENdBIZSxLxgLdmz/BQxrV3p5Il
63E2vgqmYpNpbHeKPodCOw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OTPCOs2Vx8wO6VQ7vz/0Xo8Z5r9Frrae3b2qQ7k9zK58FZtCB6btvWfKeahsOf83
mCUdKVnZMfHfGxLCH82S2g==</DigestValue>
      </Reference>
      <Reference URI="#ID_0002002900a6006d00d70060004e00bb00ba0003005e00f1007c00b800860077">
        <DigestMethod Algorithm="http://www.w3.org/2001/04/xmlenc#sha512"/>
        <DigestValue>mGB8MJQJiccXyqidEjjKUL2xTDe5Rjxpb7C/8xuj01Nomp2iHr6r7WcYYTVEXsO2
0RLi5o9wSl+Dq7UyX38gIQ==</DigestValue>
      </Reference>
      <Reference URI="#idSignedProperties">
        <DigestMethod Algorithm="http://www.w3.org/2001/04/xmlenc#sha512"/>
        <DigestValue>gPDtpZ18CJfbMUD+xvrbodxIKIJ90dw/iWqluzt388jLKjW1YG8Zcd41dFdbSYxs
+4x5+hKdeEL4O9VdLbqtSg==</DigestValue>
      </Reference>
    </SignedInfo>
    <SignatureValue>iQEzBAABCAAdFiEEy/QerIxCC2sBLCfngaSV3IS61Z4FAlvZx/IACgkQgaSV3IS61Z5a1wf+PXAHGH0
Ll5rEF4bQINrcCb17QBSbpZHsSI8f8DlcVOblrRhB8x7ZNPp5XtNgvkcw3T1VI8RryRkaR1Xaq7DGwS
asm5U/5X9FugsZF0jrV8B/rsw8GBxxcM3RrcnAze5KJCMfMPm1CS+V25lOba6yCqw7wySouXMXmE5He
4j3gL1AU/VE4oKDlFlWlOW3/XFiXpyThHOvbHym/fa9CCOZ3NrOh3vmJ4FpHxCcTFYH3FgfkSQ4OBPi
RFPdPrD2ABzk7Q8fIR+C7lID03Q38lc4I5oz8KvU0O8zqg1wxLgIFsio2p86ATprHtZgumEbrriJ8Rh
0TN3pPafS5CuJ+jGwGg==</SignatureValue>
    <KeyInfo>
      <PGPData xmlns:loext="urn:org:documentfoundation:names:experimental:office:xmlns:loext:1.0">
        <PGPKeyID>Q0JGNDFFQUM4QzQyMEI2QjAxMkMyN0U3ODFBNDk1REM4NEJBRDU5RQA=</PGPKeyID>
        <PGPKeyPacket>mQENBFvQrqoBCADXqMsi871yKV6PsxNmH3SBUB/5ChP6qJN3e58xIq2wUyUfjSvBDVE2Cug4F6WoMW7OB9dkJXXH5KirbSgyEtbocVOj1wPyWXle7RlHdYN68lry2IGMBJ8oYVEWP4pFq1BKc1cvsNPRT2LQtBahORWDH1SeWK20bt6GlHrkTM1KCGGF9UYs3vkjMxy8rbhB7ZHMhcsqwttgY95AZixONJd131UhGTmtzFTwVxTyKAyHc2WFzTkzFH7vnc8tVMQafEu6l6A3UZYHmcYinkD5WXLSwDg2jLjCJpTwt7xMEyZpgCZmPxUlYkIcC91XM+C0j+WsXpzfo4MlOWRL1zCVnY3HABEBAAG0IFBhd2VsIENpb2NoIDxwYXdlbEBncmVlbmhleC5uZXQ+iQFUBBMBCAA+FiEEy/QerIxCC2sBLCfngaSV3IS61Z4FAlvQrqoCGwMFCRaSVOYFCwkIBwIGFQoJCAsCBBYCAwECHgECF4AACgkQgaSV3IS61Z4PwAf/fsORCpWuISJQqBp8Lt9q2VD5DL5hIrsQGq9l/TUZA07iKvM/qWuqIGZcngSbgV3vQQRKkC/CGkFKUM8bWY0j1LDf/YBL9wT2A6Z0fF/sy4a+hwcIgpJz/8hbAhU2FIC9S2N2pHPekdr0U3S66qwCNGcYvIFCO5Y9aCEvLoeA3i5k+605YodVyob1+8j6cTEMY4pjGz6Hiy1OkbgaYB95ikL1qIfqC/YaWPdcwp8QymlA9C15z4u764PLbAM3szRqaq2/5f6vhvEoF/nwxyHoldM/m1f1yrhUvOkx1TAyjl72kQL7hQ+dyWL4YdhRPIgc72UgNTCi8s+tmO3T19OgtbkBDQRb0K6qAQgA0cwZT6+mudi3tm/LSVRnAJVabsra8g987vHLWO1CMk/r77vWOunKko5RBZbMu17nfXbm4T2J+9Gqjb31gxVLgINVPYcJdIvj9VxNSfc8Ox3O+4b8Mxb1DuKGrLQrIQgKwFC33EPM9muNAVLpdZ9vImnkblbnXaWbB4j3h6fWw3LXA9Qm+eSDi7jQljU7frCMJoCHOv5t5rObKbstI30zqM4yaacCMFBdiBmBDl6fArn9yqdL7bXvDEu0MvKKqOmOH2XPCTWlymhX8te0wGtUSJw8iiYkhRcnG0oyY/FTL3za8itY6Xzofva7PfY3Q1t/7qPX4zreCPeI5OVdisANhQARAQABiQE8BBgBCAAmFiEEy/QerIxCC2sBLCfngaSV3IS61Z4FAlvQrqoCGwwFCRaSVOYACgkQgaSV3IS61Z7E0wf/STSSlt5SxThgEZdT4QTEslOg587DiNtZ9ti1zUQAvXigOCksl/4KoO6DR1dIL5Y9K386fSaRBxpjM9C5O/cNv/AC587bwqRaC+W5ATo9ey9YMLPHoya4lsy0ir30SswWnMP36XaVU8d259Kq6MMtfXZfhepJqm2JkVu6LxnMIojx+1a2LW0S9PxKsLYXYmqiDtAuRpVSIeAZr+gusJb/LYsObQvbOwtaLxaGZqI9lyqKpCr5s/+AYsjjwUPbUkBOoSb9K/Q5d6FOa1p+NmW4SeuyXtre6wo1KKZjAy5hl7nBOp3LZjf8MlRiLbwHrTHx3yO/kak5pBry3PCl1oCDnA==</PGPKeyPacket>
        <loext:PGPOwner>Pawel Cioch &lt;pawel@greenhex.net&gt;</loext:PGPOwner>
      </PGPData>
    </KeyInfo>
    <Object>
      <SignatureProperties>
        <SignatureProperty Id="ID_0002002900a6006d00d70060004e00bb00ba0003005e00f1007c00b800860077" Target="#ID_002000a700870013002300150047003100b80080006200eb00fc001f00fd00fc">
          <dc:date xmlns:dc="http://purl.org/dc/elements/1.1/">2018-10-31T10:19:14.373000000</dc:date>
        </SignatureProperty>
      </SignatureProperties>
    </Object>
    <Object xmlns:xd="http://uri.etsi.org/01903/v1.3.2#">
      <xd:QualifyingProperties Target="#ID_002000a700870013002300150047003100b80080006200eb00fc001f00fd00fc">
        <xd:SignedProperties Id="idSignedProperties">
          <xd:SignedSignatureProperties>
            <xd:SigningTime>2018-10-31T10:19:14.373000000</xd:SigningTime>
            <xd:SigningCertificate>
              <xd:Cert>
                <xd:CertDigest>
                  <DigestMethod Algorithm="http://www.w3.org/2001/04/xmlenc#sha256"/>
                  <DigestValue>Q0JGNDFFQUM4QzQyMEI2QjAxMkMyN0U3ODFBNDk1REM4NEJBRDU5R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